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22267d" officeooo:paragraph-rsid="0022267d"/>
    </style:style>
    <style:style style:name="P2" style:family="paragraph" style:parent-style-name="Footer">
      <style:text-properties officeooo:rsid="0022267d" officeooo:paragraph-rsid="0022267d"/>
    </style:style>
    <style:style style:name="P3" style:family="paragraph" style:parent-style-name="Standard">
      <style:text-properties officeooo:rsid="000bc435" officeooo:paragraph-rsid="000bc435"/>
    </style:style>
    <style:style style:name="P4" style:family="paragraph" style:parent-style-name="Standard">
      <style:paragraph-properties fo:text-align="center" style:justify-single-word="false"/>
      <style:text-properties officeooo:rsid="000bc435" officeooo:paragraph-rsid="000bc435"/>
    </style:style>
    <style:style style:name="P5" style:family="paragraph" style:parent-style-name="Standard">
      <style:text-properties officeooo:rsid="000bc435" officeooo:paragraph-rsid="001886d1"/>
    </style:style>
    <style:style style:name="P6" style:family="paragraph" style:parent-style-name="Standard">
      <style:text-properties officeooo:rsid="000bc435" officeooo:paragraph-rsid="001cb068"/>
    </style:style>
    <style:style style:name="P7" style:family="paragraph" style:parent-style-name="Standard">
      <style:text-properties officeooo:rsid="000bc435" officeooo:paragraph-rsid="000e46eb"/>
    </style:style>
    <style:style style:name="P8" style:family="paragraph" style:parent-style-name="Standard">
      <style:text-properties officeooo:rsid="000c7a4a" officeooo:paragraph-rsid="000c7a4a"/>
    </style:style>
    <style:style style:name="P9" style:family="paragraph" style:parent-style-name="Standard">
      <style:text-properties officeooo:rsid="000c7a4a" officeooo:paragraph-rsid="00205eb6"/>
    </style:style>
    <style:style style:name="P10" style:family="paragraph" style:parent-style-name="Standard">
      <style:text-properties officeooo:rsid="000e46eb" officeooo:paragraph-rsid="000e46eb"/>
    </style:style>
    <style:style style:name="P11" style:family="paragraph" style:parent-style-name="Standard">
      <style:text-properties officeooo:rsid="000e46eb" officeooo:paragraph-rsid="001c7088"/>
    </style:style>
    <style:style style:name="P12" style:family="paragraph" style:parent-style-name="Standard">
      <style:text-properties fo:font-weight="bold" officeooo:rsid="000bc435" officeooo:paragraph-rsid="000bc435" style:font-weight-asian="bold" style:font-weight-complex="bold"/>
    </style:style>
    <style:style style:name="P13" style:family="paragraph" style:parent-style-name="Standard">
      <style:text-properties fo:font-weight="bold" officeooo:rsid="000bc435" officeooo:paragraph-rsid="001886d1" style:font-weight-asian="bold" style:font-weight-complex="bold"/>
    </style:style>
    <style:style style:name="P14" style:family="paragraph" style:parent-style-name="Standard">
      <style:text-properties fo:font-weight="bold" officeooo:rsid="000c7a4a" officeooo:paragraph-rsid="000c7a4a" style:font-weight-asian="bold" style:font-weight-complex="bold"/>
    </style:style>
    <style:style style:name="P15" style:family="paragraph" style:parent-style-name="Standard">
      <style:text-properties fo:font-weight="bold" officeooo:rsid="000e46eb" officeooo:paragraph-rsid="000e46eb" style:font-weight-asian="bold" style:font-weight-complex="bold"/>
    </style:style>
    <style:style style:name="P16" style:family="paragraph" style:parent-style-name="Standard">
      <style:text-properties fo:font-weight="bold" officeooo:rsid="0014ef44" officeooo:paragraph-rsid="0014ef44" style:font-weight-asian="bold" style:font-weight-complex="bold"/>
    </style:style>
    <style:style style:name="P17" style:family="paragraph" style:parent-style-name="Standard">
      <style:text-properties fo:font-weight="bold" officeooo:rsid="00165af5" officeooo:paragraph-rsid="00165af5" style:font-weight-asian="bold" style:font-weight-complex="bold"/>
    </style:style>
    <style:style style:name="P18" style:family="paragraph" style:parent-style-name="Standard">
      <style:text-properties fo:font-weight="bold" officeooo:rsid="00126e28" officeooo:paragraph-rsid="00193ac7" style:font-weight-asian="bold" style:font-weight-complex="bold"/>
    </style:style>
    <style:style style:name="P19" style:family="paragraph" style:parent-style-name="Standard">
      <style:text-properties fo:font-weight="bold" officeooo:rsid="001cb068" officeooo:paragraph-rsid="001cb068" style:font-weight-asian="bold" style:font-weight-complex="bold"/>
    </style:style>
    <style:style style:name="P20" style:family="paragraph" style:parent-style-name="Standard">
      <style:text-properties officeooo:rsid="00103466" officeooo:paragraph-rsid="00103466"/>
    </style:style>
    <style:style style:name="P21" style:family="paragraph" style:parent-style-name="Standard">
      <style:text-properties officeooo:rsid="0014ef44" officeooo:paragraph-rsid="0014ef44"/>
    </style:style>
    <style:style style:name="P22" style:family="paragraph" style:parent-style-name="Standard">
      <style:text-properties officeooo:rsid="00165af5" officeooo:paragraph-rsid="00165af5"/>
    </style:style>
    <style:style style:name="P23" style:family="paragraph" style:parent-style-name="Standard">
      <style:text-properties officeooo:rsid="00120f57" officeooo:paragraph-rsid="00120f57"/>
    </style:style>
    <style:style style:name="P24" style:family="paragraph" style:parent-style-name="Standard">
      <style:text-properties officeooo:rsid="00126e28" officeooo:paragraph-rsid="00126e28"/>
    </style:style>
    <style:style style:name="P25" style:family="paragraph" style:parent-style-name="Standard">
      <style:text-properties officeooo:rsid="00126e28" officeooo:paragraph-rsid="00193ac7"/>
    </style:style>
    <style:style style:name="P26" style:family="paragraph" style:parent-style-name="Standard">
      <style:text-properties officeooo:rsid="001a7998" officeooo:paragraph-rsid="001a7998"/>
    </style:style>
    <style:style style:name="P27" style:family="paragraph" style:parent-style-name="Standard">
      <style:text-properties officeooo:rsid="001c7088" officeooo:paragraph-rsid="001c7088"/>
    </style:style>
    <style:style style:name="P28" style:family="paragraph" style:parent-style-name="Standard">
      <style:text-properties officeooo:rsid="0016a2c2" officeooo:paragraph-rsid="00165af5"/>
    </style:style>
    <style:style style:name="P29" style:family="paragraph" style:parent-style-name="Standard">
      <style:text-properties officeooo:rsid="001886d1" officeooo:paragraph-rsid="001cb068"/>
    </style:style>
    <style:style style:name="P30" style:family="paragraph" style:parent-style-name="Standard">
      <style:text-properties officeooo:rsid="001886d1" officeooo:paragraph-rsid="0022267d"/>
    </style:style>
    <style:style style:name="P31" style:family="paragraph" style:parent-style-name="Standard">
      <style:text-properties fo:font-weight="normal" officeooo:rsid="001886d1" officeooo:paragraph-rsid="001cb068" style:font-weight-asian="normal" style:font-weight-complex="normal"/>
    </style:style>
    <style:style style:name="P32" style:family="paragraph" style:parent-style-name="Standard">
      <style:text-properties fo:font-weight="normal" officeooo:rsid="001886d1" officeooo:paragraph-rsid="0024ab19" style:font-weight-asian="normal" style:font-weight-complex="normal"/>
    </style:style>
    <style:style style:name="P33" style:family="paragraph" style:parent-style-name="Standard">
      <style:text-properties fo:font-weight="normal" officeooo:rsid="000e46eb" officeooo:paragraph-rsid="00205eb6" style:font-weight-asian="normal" style:font-weight-complex="normal"/>
    </style:style>
    <style:style style:name="P34" style:family="paragraph" style:parent-style-name="Standard">
      <style:text-properties fo:font-weight="normal" officeooo:rsid="00205eb6" officeooo:paragraph-rsid="00205eb6" style:font-weight-asian="normal" style:font-weight-complex="normal"/>
    </style:style>
    <style:style style:name="P35" style:family="paragraph" style:parent-style-name="Standard">
      <style:text-properties fo:font-weight="normal" officeooo:rsid="0022267d" officeooo:paragraph-rsid="0022267d" style:font-weight-asian="normal" style:font-weight-complex="normal"/>
    </style:style>
    <style:style style:name="P36" style:family="paragraph" style:parent-style-name="Standard">
      <style:text-properties fo:font-weight="normal" officeooo:rsid="0024ab19" officeooo:paragraph-rsid="0024ab19" style:font-weight-asian="normal" style:font-weight-complex="normal"/>
    </style:style>
    <style:style style:name="P37" style:family="paragraph" style:parent-style-name="Standard">
      <style:text-properties fo:font-weight="normal" officeooo:rsid="0025e006" officeooo:paragraph-rsid="0025e006" style:font-weight-asian="normal" style:font-weight-complex="normal"/>
    </style:style>
    <style:style style:name="P38" style:family="paragraph" style:parent-style-name="Standard">
      <style:text-properties officeooo:rsid="001cb068" officeooo:paragraph-rsid="001cb068"/>
    </style:style>
    <style:style style:name="P39" style:family="paragraph" style:parent-style-name="Standard">
      <style:text-properties officeooo:rsid="001cdbaa" officeooo:paragraph-rsid="001cdbaa"/>
    </style:style>
    <style:style style:name="P40" style:family="paragraph" style:parent-style-name="Standard">
      <style:text-properties officeooo:rsid="0016f030" officeooo:paragraph-rsid="000c7a4a"/>
    </style:style>
    <style:style style:name="P41" style:family="paragraph" style:parent-style-name="Standard">
      <style:text-properties officeooo:rsid="001ebb08" officeooo:paragraph-rsid="001ebb08"/>
    </style:style>
    <style:style style:name="P42" style:family="paragraph" style:parent-style-name="Standard">
      <style:text-properties officeooo:rsid="0021ecc1" officeooo:paragraph-rsid="0021ecc1"/>
    </style:style>
    <style:style style:name="P43" style:family="paragraph" style:parent-style-name="Standard">
      <style:text-properties officeooo:rsid="00231d1f" officeooo:paragraph-rsid="00231d1f"/>
    </style:style>
    <style:style style:name="P44" style:family="paragraph" style:parent-style-name="Standard">
      <style:paragraph-properties fo:break-before="page"/>
      <style:text-properties fo:font-weight="bold" officeooo:rsid="00165af5" officeooo:paragraph-rsid="00165af5" style:font-weight-asian="bold" style:font-weight-complex="bold"/>
    </style:style>
    <style:style style:name="P45" style:family="paragraph" style:parent-style-name="Standard">
      <style:paragraph-properties fo:break-before="page"/>
      <style:text-properties fo:font-weight="bold" officeooo:rsid="000bc435" officeooo:paragraph-rsid="000bc435" style:font-weight-asian="bold" style:font-weight-complex="bold"/>
    </style:style>
    <style:style style:name="P46" style:family="paragraph" style:parent-style-name="Standard">
      <style:paragraph-properties fo:break-before="page"/>
      <style:text-properties fo:font-weight="bold" officeooo:rsid="000bc435" officeooo:paragraph-rsid="001cb068" style:font-weight-asian="bold" style:font-weight-complex="bold"/>
    </style:style>
    <style:style style:name="P47" style:family="paragraph" style:parent-style-name="Standard">
      <style:paragraph-properties fo:break-before="page"/>
      <style:text-properties fo:font-weight="bold" officeooo:rsid="000bc435" officeooo:paragraph-rsid="001886d1" style:font-weight-asian="bold" style:font-weight-complex="bold"/>
    </style:style>
    <style:style style:name="P48" style:family="paragraph" style:parent-style-name="Standard">
      <style:paragraph-properties fo:break-before="page"/>
      <style:text-properties fo:font-weight="bold" officeooo:rsid="001c7088" officeooo:paragraph-rsid="001c7088" style:font-weight-asian="bold" style:font-weight-complex="bold"/>
    </style:style>
    <style:style style:name="P49" style:family="paragraph" style:parent-style-name="Standard">
      <style:paragraph-properties fo:break-before="page"/>
      <style:text-properties fo:font-weight="bold" officeooo:rsid="001cb068" officeooo:paragraph-rsid="001cb068" style:font-weight-asian="bold" style:font-weight-complex="bold"/>
    </style:style>
    <style:style style:name="P50" style:family="paragraph" style:parent-style-name="Standard">
      <style:paragraph-properties fo:break-before="page"/>
      <style:text-properties fo:font-weight="bold" officeooo:rsid="000e46eb" officeooo:paragraph-rsid="000e46eb" style:font-weight-asian="bold" style:font-weight-complex="bold"/>
    </style:style>
    <style:style style:name="P51" style:family="paragraph" style:parent-style-name="Standard">
      <style:text-properties officeooo:rsid="0022267d" officeooo:paragraph-rsid="0022267d"/>
    </style:style>
    <style:style style:name="P52" style:family="paragraph" style:parent-style-name="Standard">
      <style:text-properties officeooo:rsid="00193ac7" officeooo:paragraph-rsid="00193ac7"/>
    </style:style>
    <style:style style:name="P53" style:family="paragraph" style:parent-style-name="Standard">
      <style:text-properties officeooo:rsid="00193ac7" officeooo:paragraph-rsid="002920fa"/>
    </style:style>
    <style:style style:name="P54" style:family="paragraph" style:parent-style-name="Standard">
      <style:text-properties officeooo:rsid="00165af5" officeooo:paragraph-rsid="002920fa"/>
    </style:style>
    <style:style style:name="P55" style:family="paragraph" style:parent-style-name="Standard">
      <style:text-properties officeooo:rsid="002920fa" officeooo:paragraph-rsid="002920fa"/>
    </style:style>
    <style:style style:name="P56" style:family="paragraph" style:parent-style-name="Standard">
      <style:text-properties fo:font-weight="normal" officeooo:rsid="002920fa" officeooo:paragraph-rsid="002920fa" style:font-weight-asian="normal" style:font-weight-complex="normal"/>
    </style:style>
    <style:style style:name="P57" style:family="paragraph" style:parent-style-name="Standard">
      <style:text-properties officeooo:rsid="002955b0" officeooo:paragraph-rsid="002955b0"/>
    </style:style>
    <style:style style:name="P58" style:family="paragraph" style:parent-style-name="Standard">
      <style:text-properties officeooo:rsid="00299f64" officeooo:paragraph-rsid="00299f64"/>
    </style:style>
    <style:style style:name="T1" style:family="text">
      <style:text-properties officeooo:rsid="000bc435"/>
    </style:style>
    <style:style style:name="T2" style:family="text">
      <style:text-properties officeooo:rsid="00103466"/>
    </style:style>
    <style:style style:name="T3" style:family="text">
      <style:text-properties officeooo:rsid="00193ac7"/>
    </style:style>
    <style:style style:name="T4" style:family="text">
      <style:text-properties officeooo:rsid="000e46eb"/>
    </style:style>
    <style:style style:name="T5" style:family="text">
      <style:text-properties officeooo:rsid="0014ef44"/>
    </style:style>
    <style:style style:name="T6" style:family="text">
      <style:text-properties fo:font-weight="bold" style:font-weight-asian="bold" style:font-weight-complex="bold"/>
    </style:style>
    <style:style style:name="T7" style:family="text">
      <style:text-properties fo:font-weight="bold" officeooo:rsid="00231d1f" style:font-weight-asian="bold" style:font-weight-complex="bold"/>
    </style:style>
    <style:style style:name="T8" style:family="text">
      <style:text-properties fo:font-weight="bold" officeooo:rsid="0028ac06" style:font-weight-asian="bold" style:font-weight-complex="bold"/>
    </style:style>
    <style:style style:name="T9" style:family="text">
      <style:text-properties officeooo:rsid="0016a2c2"/>
    </style:style>
    <style:style style:name="T10" style:family="text">
      <style:text-properties officeooo:rsid="0016f030"/>
    </style:style>
    <style:style style:name="T11" style:family="text">
      <style:text-properties officeooo:rsid="001886d1"/>
    </style:style>
    <style:style style:name="T12" style:family="text">
      <style:text-properties fo:font-weight="normal" officeooo:rsid="00193ac7" style:font-weight-asian="normal" style:font-weight-complex="normal"/>
    </style:style>
    <style:style style:name="T13" style:family="text">
      <style:text-properties fo:font-weight="normal" officeooo:rsid="001c7088" style:font-weight-asian="normal" style:font-weight-complex="normal"/>
    </style:style>
    <style:style style:name="T14" style:family="text">
      <style:text-properties officeooo:rsid="001c7088"/>
    </style:style>
    <style:style style:name="T15" style:family="text">
      <style:text-properties officeooo:rsid="001cb068"/>
    </style:style>
    <style:style style:name="T16" style:family="text">
      <style:text-properties officeooo:rsid="001ebb08"/>
    </style:style>
    <style:style style:name="T17" style:family="text">
      <style:text-properties officeooo:rsid="00205eb6"/>
    </style:style>
    <style:style style:name="T18" style:family="text">
      <style:text-properties officeooo:rsid="0022267d"/>
    </style:style>
    <style:style style:name="T19" style:family="text">
      <style:text-properties officeooo:rsid="00231d1f"/>
    </style:style>
    <style:style style:name="T20" style:family="text">
      <style:text-properties officeooo:rsid="0024ab19"/>
    </style:style>
    <style:style style:name="T21" style:family="text">
      <style:text-properties officeooo:rsid="0025e006"/>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5f529"/>
    </style:style>
    <style:style style:name="T24" style:family="text">
      <style:text-properties officeooo:rsid="0028ac06"/>
    </style:style>
    <style:style style:name="T25" style:family="text">
      <style:text-properties officeooo:rsid="002920fa"/>
    </style:style>
    <style:style style:name="T26" style:family="text">
      <style:text-properties officeooo:rsid="002955b0"/>
    </style:style>
    <style:style style:name="T27" style:family="text">
      <style:text-properties officeooo:rsid="00299f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5">TEORÍA (<text:span text:style-name="T5">3</text:span> puntos)</text:p>
      <text:p text:style-name="P16">Test (<text:span text:style-name="T11">2 puntos. </text:span>0,<text:span text:style-name="T25">5</text:span> puntos acertadas, -0,<text:span text:style-name="T25">3</text:span> puntos falladas)</text:p>
      <text:p text:style-name="P24"/>
      <text:p text:style-name="P52">1. ¿Cuál de las siguientes <text:span text:style-name="T6">NO</text:span> es un servicio de computación en la nube?</text:p>
      <text:p text:style-name="P52"><text:span text:style-name="T25">a) LibreOfficle Cloud Service</text:span><text:tab/><text:tab/>b) Microsoft Azure</text:p>
      <text:p text:style-name="P53">c) Alibaba Cloud Computing<text:tab/><text:tab/><text:tab/><text:span text:style-name="T25">d</text:span>) Google Cloud Platform</text:p>
      <text:p text:style-name="P25"/>
      <text:p text:style-name="P56">2. ¿Qué dos vistas presentan los CMS tradicionales?</text:p>
      <text:p text:style-name="P56">a) fronthead y headlesss<text:tab/><text:tab/>b) Temas y módulos</text:p>
      <text:p text:style-name="P56">c) frontend y backend<text:tab/><text:tab/><text:tab/>d) Grupal y responsive</text:p>
      <text:p text:style-name="P21"/>
      <text:p text:style-name="P21">3. ¿Cuál <text:span text:style-name="T25">de los siguientes elementos NO suele estar incorporado en un CMS?</text:span></text:p>
      <text:p text:style-name="P55">a) Editor WYSIWYG de contenidos</text:p>
      <text:p text:style-name="P55">b) Gestor de redes sociales</text:p>
      <text:p text:style-name="P55">c) Administrador de usuarios</text:p>
      <text:p text:style-name="P55">d) Gestor de semántica 2.0</text:p>
      <text:p text:style-name="P26"/>
      <text:p text:style-name="P54"><text:span text:style-name="T25">4</text:span>. ¿Cuál NO es <text:span text:style-name="T25">un</text:span> tipo de infraestructura?</text:p>
      <text:p text:style-name="P54">a) SaaS (software as <text:span text:style-name="T26">a </text:span>service) <text:tab/><text:tab/><text:tab/>b) MaaS (middleware as <text:span text:style-name="T26">a </text:span>service)</text:p>
      <text:p text:style-name="P54">c) PaaS (platform as <text:span text:style-name="T26">a </text:span>service)<text:tab/><text:tab/><text:tab/>d) IaaS (infrastructure as <text:span text:style-name="T26">a </text:span>service)<text:tab/></text:p>
      <text:p text:style-name="P28"/>
      <text:p text:style-name="P21"/>
      <text:p text:style-name="P17"/>
      <text:p text:style-name="P44">Pregunta<text:span text:style-name="T3">s</text:span> corta<text:span text:style-name="T3">s</text:span> (1 punto)</text:p>
      <text:p text:style-name="P17"/>
      <text:p text:style-name="P25"><text:span text:style-name="T13">1. </text:span><text:span text:style-name="T12">Cita</text:span> <text:span text:style-name="T3">tres</text:span><text:span text:style-name="T5"> </text:span><text:span text:style-name="T25">CMS de propósito general</text:span></text:p>
      <text:p text:style-name="P25"/>
      <text:p text:style-name="P25"/>
      <text:p text:style-name="P25"/>
      <text:p text:style-name="P25"/>
      <text:p text:style-name="P25"/>
      <text:p text:style-name="P25"/>
      <text:p text:style-name="P27">2. ¿Qué pilas (stack) de desarrollo conoces? ¿A qué componentes hace referencia cada una de sus siglas? </text:p>
      <text:p text:style-name="P18"/>
      <text:p text:style-name="P17"/>
      <text:p text:style-name="P22"/>
      <text:p text:style-name="P10"/>
      <text:p text:style-name="P15"/>
      <text:p text:style-name="P50">PRACTICA (7 puntos)</text:p>
      <text:p text:style-name="P15"/>
      <text:p text:style-name="P35"><text:span text:style-name="T19">Para toda la parte práctica, </text:span><text:span text:style-name="T7">m</text:span><text:span text:style-name="T6">uestra capturas de pantalla de todo aquello que sea relevante</text:span> para avalar tus respuestas. No es necesario captura paso a paso, sólo de aquellas pantallas significativas.</text:p>
      <text:p text:style-name="P35"/>
      <text:p text:style-name="P37"><text:span text:style-name="T6">Puedes usar la máquina virtual que ya tienes</text:span>, o utilizar la que he puesto compartida. En todo caso, renombra a la máquina en Virtualbox para que en su nombre conste tu nombre, inicial de primer apellido y del segundo apellido. En las capturas, haz que se muestra en el recorte ese nombre de máquina.</text:p>
      <text:p text:style-name="P37"/>
      <text:p text:style-name="P37">¡CONSEJO! <text:span text:style-name="T6">Lee el examen primero</text:span>; en gran medida las tareas son independientes, así que s<text:span text:style-name="T6">i te atascas con un </text:span><text:span text:style-name="T8">apartado </text:span><text:span text:style-name="T6">no te bloquees y avanza a la siguiente</text:span>.</text:p>
      <text:p text:style-name="P37"/>
      <text:p text:style-name="P37">¡SEGUNDO CONSEJO! <text:span text:style-name="T6">Si algo no funciona, documenta tu proceso de </text:span><text:span text:style-name="T22">troubleshooting</text:span>, indic<text:span text:style-name="T24">a</text:span>ndo qu<text:span text:style-name="T24">é</text:span> pruebas has hecho y cuál es tu hipótesis de qué ha podido ocurrir. No te daré toda la puntuación, pero si valoraré ese esfuerzo.</text:p>
      <text:p text:style-name="P15"/>
      <text:p text:style-name="P12"><text:span text:style-name="T14">1. </text:span><text:span text:style-name="T11">Co</text:span>nfiguración de servidor web (<text:span text:style-name="T14">0,5</text:span> punto<text:span text:style-name="T14">s</text:span>)</text:p>
      <text:p text:style-name="P7"><text:span text:style-name="T16">A</text:span><text:span text:style-name="T14">) </text:span><text:span text:style-name="T10">Instala</text:span> Apache. <text:span text:style-name="T16">¿Con qué comando puedes arrancar/parar/reiniciar el servicio? Muestra una captura</text:span></text:p>
      <text:p text:style-name="P3"/>
      <text:p text:style-name="P3"/>
      <text:p text:style-name="P3"/>
      <text:p text:style-name="P41"><text:span text:style-name="T26">B</text:span>) <text:span text:style-name="T26">¿Cómo puedes configurar los logs en Apache? ¿Qué dos tipos de logs hay? ¿Cómo puedes consultarlos?</text:span></text:p>
      <text:p text:style-name="P12"/>
      <text:p text:style-name="P45"><text:span text:style-name="T14">2. </text:span><text:span text:style-name="T11">I</text:span><text:span text:style-name="T4">nstalación/</text:span>configuración php (0,5 puntos)</text:p>
      <text:p text:style-name="P8">A) <text:span text:style-name="T16">Realiza la instalación de PHP y c</text:span>ompr<text:span text:style-name="T16">ue</text:span>ba que <text:span text:style-name="T16">se </text:span>procesa <text:span text:style-name="T16">correctamente </text:span>un fichero <text:span text:style-name="T16">con código </text:span>PHP <text:span text:style-name="T16">(un holamundo en php o un phpinfo, por ejemplo)</text:span></text:p>
      <text:p text:style-name="P8"/>
      <text:p text:style-name="P8"/>
      <text:p text:style-name="P9"/>
      <text:p text:style-name="P9">B) <text:span text:style-name="T9">¿Q</text:span>ue versión de PHP está instalada? <text:span text:style-name="T16">¿Qué módulos? Muestra los comandos y el resultado </text:span><text:span text:style-name="T17">(o</text:span><text:span text:style-name="T16"> </text:span><text:span text:style-name="T17">captura de pantalla)</text:span><text:span text:style-name="T16"> </text:span></text:p>
      <text:p text:style-name="P8"/>
      <text:p text:style-name="P8"/>
      <text:p text:style-name="P8"/>
      <text:p text:style-name="P8">C) <text:span text:style-name="T16">¿</text:span><text:span text:style-name="T26">Cuál es la directiva que permite aumentar la cantidad máxima de tiempo de ejecución que un script tiene permitido antes de que el analizador de PHP termine su ejecución? ¿En qué fichero se configura?</text:span></text:p>
      <text:p text:style-name="P40"/>
      <text:p text:style-name="P8"/>
      <text:p text:style-name="P12"/>
      <text:p text:style-name="P45"><text:span text:style-name="T14">3. </text:span><text:span text:style-name="T11">I</text:span><text:span text:style-name="T4">nstalación/</text:span>configuración MySQL/MariaDB (0,5 puntos)</text:p>
      <text:p text:style-name="P11">A) Ha<text:span text:style-name="T9">z</text:span> una instalación</text:p>
      <text:p text:style-name="P11"/>
      <text:p text:style-name="P11"/>
      <text:p text:style-name="P11"/>
      <text:p text:style-name="P11"><text:span text:style-name="T14">B) M</text:span><text:span text:style-name="T9">uestra que tienes acceso como root </text:span><text:span text:style-name="T16">y</text:span><text:span text:style-name="T14"> que el servicio está corriendo.</text:span></text:p>
      <text:p text:style-name="P27"/>
      <text:p text:style-name="P27"/>
      <text:p text:style-name="P27"/>
      <text:p text:style-name="P27"><text:span text:style-name="T16">C</text:span>) ¿En qué puerto está escuchando? <text:span text:style-name="T26">¿Cómo cambiarías ese puerto?</text:span></text:p>
      <text:p text:style-name="P10"/>
      <text:p text:style-name="P27"/>
      <text:p text:style-name="P48">4. Webmin <text:span text:style-name="T15">(0,5 puntos)</text:span></text:p>
      <text:p text:style-name="P33">A) Ha<text:span text:style-name="T9">z</text:span> una instalación <text:span text:style-name="T17">de Webmin</text:span></text:p>
      <text:p text:style-name="P33"/>
      <text:p text:style-name="P33"/>
      <text:p text:style-name="P33"/>
      <text:p text:style-name="P34">B) Muestra cómo puedes configurar Apache desde Webmin</text:p>
      <text:p text:style-name="P12"/>
      <text:p text:style-name="P45"><text:span text:style-name="T14">5. </text:span><text:span text:style-name="T11">I</text:span>mplantación de aplicación web (<text:span text:style-name="T20">1,5</text:span> puntos)</text:p>
      <text:p text:style-name="P3">A) <text:span text:style-name="T10">Instala </text:span><text:span text:style-name="T14">WordPress</text:span><text:span text:style-name="T10"> (sin uso de cpanel)</text:span></text:p>
      <text:p text:style-name="P3"/>
      <text:p text:style-name="P39"/>
      <text:p text:style-name="P39"/>
      <text:p text:style-name="P39">B) Tu empresa contrata a tres personas</text:p>
      <text:p text:style-name="P39">a) un informático que debe tener los máximos permisos para la gestión del WordPress</text:p>
      <text:p text:style-name="P57">b) un jefe de sección que debe poder modificar todos los artículos, y poder moderar comentarios</text:p>
      <text:p text:style-name="P39"><text:span text:style-name="T26">c</text:span>) un periodista que publicará sus artículos, pero no editará los de otros</text:p>
      <text:p text:style-name="P39"/>
      <text:p text:style-name="P39"/>
      <text:p text:style-name="P39">¿Qué perfil le darías a cada uno? Muestra captura de la sección donde se añaden usuarios y se les asigna un perfil.</text:p>
      <text:p text:style-name="P3"/>
      <text:p text:style-name="P41"/>
      <text:p text:style-name="P41"/>
      <text:p text:style-name="P41">C) Tu empresa quiere crear un web sobre <text:span text:style-name="T27">noticias, que como característica tenga tres columnas</text:span>. ¿Qué tema podrías recomendarle <text:span text:style-name="T19">(adecuado para ese propósito y no genérico</text:span><text:span text:style-name="T21">)</text:span>? </text:p>
      <text:p text:style-name="P3"/>
      <text:p text:style-name="P3"/>
      <text:p text:style-name="P43"/>
      <text:p text:style-name="P43">D) Tu empresa quiere con<text:span text:style-name="T27">figurar avisos de cookies y cumplir con el Reglamento General de Protección de datos.</text:span> ¿Qué plugin podrías recomendarle?</text:p>
      <text:p text:style-name="P46"><text:span text:style-name="T17">6</text:span><text:span text:style-name="T14">. </text:span><text:span text:style-name="T11">I</text:span>mplantación de aplicación web (<text:span text:style-name="T20">1</text:span> punto)</text:p>
      <text:p text:style-name="P6">A) <text:span text:style-name="T10">Instala </text:span><text:span text:style-name="T15">MediaWiki / DokuWiki</text:span><text:span text:style-name="T10"> (</text:span><text:span text:style-name="T15">uno de ellos a tu elección, pero </text:span><text:span text:style-name="T10">sin uso de cpanel)</text:span></text:p>
      <text:p text:style-name="P6"/>
      <text:p text:style-name="P38"/>
      <text:p text:style-name="P38"/>
      <text:p text:style-name="P38">B) ¿Qué diferencias señalarías entre ellos? A nivel técnico de almacenamiento de la información, ¿qué es lo que podrías destacar? ¿Cuál usarías en un entorno pequeño de pocos usuarios e información, y cuál en uno de muchos?</text:p>
      <text:p text:style-name="P38"/>
      <text:p text:style-name="P38"/>
      <text:p text:style-name="P38"/>
      <text:p text:style-name="P38">C) Tu jefe te pide que habilites <text:span text:style-name="T23">tu MediaWiki</text:span> para que <text:span text:style-name="T27">los usuarios se puedan autenticar con las credenciales de WordPress</text:span>. Indica cómo lo harías (no es necesario que lo hagas, <text:span text:style-name="T23">aunque también puedes hacerlo</text:span>). En concreto:</text:p>
      <text:p text:style-name="P39">a) ¿Qué extensión instalarías?</text:p>
      <text:p text:style-name="P39"/>
      <text:p text:style-name="P39"/>
      <text:p text:style-name="P39">b) ¿Dónde ubicarías los ficheros de la extensión?</text:p>
      <text:p text:style-name="P39"/>
      <text:p text:style-name="P39"/>
      <text:p text:style-name="P39">c) ¿A qué fichero le añadirías qué línea para que funcionase?</text:p>
      <text:p text:style-name="P39"/>
      <text:p text:style-name="P39"/>
      <text:p text:style-name="P39">d) ¿Cómo comprobarías que la extensión fue correctamente instalada?</text:p>
      <text:p text:style-name="P39"/>
      <text:p text:style-name="P39"/>
      <text:p text:style-name="P39">e) Tienes una versión 1.<text:span text:style-name="T27">34</text:span> de MediaWiki. ¿Funcionaría correctamente <text:span text:style-name="T21">es</text:span>a extensión?</text:p>
      <text:p text:style-name="P39"/>
      <text:p text:style-name="P6"/>
      <text:p text:style-name="P8"/>
      <text:p text:style-name="P14"/>
      <text:p text:style-name="P13"/>
      <text:p text:style-name="P47"><text:span text:style-name="T19">7</text:span><text:span text:style-name="T15">. </text:span><text:span text:style-name="T11">I</text:span>mplantación de aplicación web <text:span text:style-name="T11">con cpanel</text:span> (<text:span text:style-name="T20">0,5</text:span> punto)</text:p>
      <text:p text:style-name="P32"><text:span text:style-name="T20">A) </text:span>Instala en un subdominio <text:span text:style-name="T20">la aplicación </text:span><text:span text:style-name="T27">php</text:span><text:span text:style-name="T20">BB.</text:span></text:p>
      <text:p text:style-name="P31"/>
      <text:p text:style-name="P31"/>
      <text:p text:style-name="P31"/>
      <text:p text:style-name="P36">B) ¿Cuál es la finalidad de esa aplicación? ¿Cuál podría ser una aplicación alternativa?</text:p>
      <text:p text:style-name="P31"/>
      <text:p text:style-name="P3"/>
      <text:p text:style-name="P12"/>
      <text:p text:style-name="P45"><text:span text:style-name="T21">8</text:span><text:span text:style-name="T15">. </text:span><text:span text:style-name="T11">A</text:span>lta de servicio SAAS / <text:span text:style-name="T11">comparativa de planes</text:span> (<text:span text:style-name="T21">1</text:span> punto<text:span text:style-name="T20">s</text:span>)</text:p>
      <text:p text:style-name="P29"><text:span text:style-name="T15">A) </text:span>Date de alta un servicio SAAS de <text:span text:style-name="T15">Moodle</text:span>. <text:span text:style-name="T20">Muestra que has podido loguearte en el mismo.</text:span></text:p>
      <text:p text:style-name="P29"/>
      <text:p text:style-name="P29"/>
      <text:p text:style-name="P29"/>
      <text:p text:style-name="P30"><text:span text:style-name="T15">B) </text:span><text:span text:style-name="T18">Vas a dar servicio a una pequeña academia que en un principio no estima tener más de </text:span><text:span text:style-name="T27">1</text:span><text:span text:style-name="T18">00 alumnos. ¿Qué plan le recomendarías? ¿Cuál es su coste anual?</text:span></text:p>
      <text:p text:style-name="P30"/>
      <text:p text:style-name="P30"/>
      <text:p text:style-name="P30"/>
      <text:p text:style-name="P51">C) En principio, con esta opción, ¿se pueden instalar plugins?</text:p>
      <text:p text:style-name="P29"/>
      <text:p text:style-name="P29"/>
      <text:p text:style-name="P29"/>
      <text:p text:style-name="P29"><text:span text:style-name="T20">D</text:span><text:span text:style-name="T15">) </text:span><text:span text:style-name="T20">Crea un curso, que tenga una </text:span><text:span text:style-name="T27">carpeta Apuntes con un fichero prueba.txt</text:span></text:p>
      <text:p text:style-name="P5"/>
      <text:p text:style-name="P5"/>
      <text:p text:style-name="P19"/>
      <text:p text:style-name="P49"><text:span text:style-name="T21">9</text:span>. I<text:span text:style-name="T27">mplantación extra</text:span> (<text:span text:style-name="T27">1</text:span> punto)</text:p>
      <text:p text:style-name="P58">Realiza una instalación de Moodle y documenta el proceso</text:p>
      <text:p text:style-name="P20"/>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267d" officeooo:paragraph-rsid="0022267d"/>
    </style:style>
    <style:style style:name="MP2" style:family="paragraph" style:parent-style-name="Footer">
      <style:text-properties officeooo:rsid="0022267d" officeooo:paragraph-rsid="0022267d"/>
    </style:style>
    <style:style style:name="MT1" style:family="text">
      <style:text-properties officeooo:rsid="000bc435"/>
    </style:style>
    <style:style style:name="MT2" style:family="text">
      <style:text-properties officeooo:rsid="002920fa"/>
    </style:style>
    <style:style style:name="MT3" style:family="text">
      <style:text-properties officeooo:rsid="001034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MP1">Nombre y apellidos:<text:tab/><text:tab/><text:span text:style-name="MT1">EXAMEN </text:span><text:span text:style-name="MT2">REC</text:span><text:span text:style-name="MT1"> </text:span><text:span text:style-name="MT3">(</text:span><text:span text:style-name="MT2">07</text:span><text:span text:style-name="MT3">.1</text:span><text:span text:style-name="MT2">2</text:span><text:span text:style-name="MT3">.2022)</text:span></text:p>
      </style:header>
      <style:footer>
        <text:p text:style-name="MP2">IAW<text:tab/>CIFP Rodolfo Ucha<text:tab/><text:page-number text:select-page="current">11</text:page-number> / <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9T02:09:15.616000000</meta:creation-date>
    <dc:date>2022-12-07T09:45:25.311000000</dc:date>
    <meta:editing-duration>PT36M1S</meta:editing-duration>
    <meta:editing-cycles>6</meta:editing-cycles>
    <meta:generator>LibreOffice/7.0.4.2$Windows_X86_64 LibreOffice_project/dcf040e67528d9187c66b2379df5ea4407429775</meta:generator>
    <meta:document-statistic meta:table-count="0" meta:image-count="0" meta:object-count="0" meta:page-count="11" meta:paragraph-count="68" meta:word-count="894" meta:character-count="5346" meta:non-whitespace-character-count="4504"/>
  </office:meta>
</office:document-meta>
</file>